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45A8F14417C355AF57.png" manifest:media-type="image/png"/>
  <manifest:file-entry manifest:full-path="Pictures/10000000000002C10000017B6293CCAF8811F7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49cm" svg:height="10.025cm" svg:x="1.02cm" svg:y="1.008cm">
          <draw:image xlink:href="Pictures/10000000000002C10000017B6293CCAF8811F790.png" xlink:type="simple" xlink:show="embed" xlink:actuate="onLoad" draw:mime-type="image/png">
            <text:p/>
          </draw:image>
        </draw:frame>
        <draw:frame draw:style-name="gr1" draw:text-style-name="P1" draw:layer="layout" svg:width="15.621cm" svg:height="13.134cm" svg:x="11.319cm" svg:y="7.456cm">
          <draw:image xlink:href="Pictures/10000000000002B300000245A8F14417C355AF57.png" xlink:type="simple" xlink:show="embed" xlink:actuate="onLoad" draw:mime-type="image/png">
            <text:p/>
          </draw:image>
        </draw:frame>
        <draw:custom-shape draw:style-name="gr2" draw:text-style-name="P1" draw:layer="layout" svg:width="1.905cm" svg:height="0.635cm" svg:x="1.254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016cm" svg:x="9.636cm" svg:y="3.1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ff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1:19.029014238</meta:creation-date>
    <dc:date>2021-10-12T15:01:24.794470914</dc:date>
    <meta:editing-duration>PT9M55S</meta:editing-duration>
    <meta:editing-cycles>2</meta:editing-cycles>
    <meta:generator>LibreOffice/7.2.0.4$Linux_X86_64 LibreOffice_project/20$Build-4</meta:generator>
    <meta:document-statistic meta:object-count="4"/>
  </office:meta>
</office:document-meta>
</file>